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0118"/>
    </style:style>
    <style:style style:name="P2" style:family="paragraph" style:parent-style-name="Standard">
      <style:text-properties officeooo:paragraph-rsid="00188bd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80118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88bdc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officeooo:paragraph-rsid="00188bdc"/>
    </style:style>
    <style:style style:name="P6" style:family="paragraph" style:parent-style-name="Standard">
      <style:text-properties officeooo:paragraph-rsid="00180118"/>
    </style:style>
    <style:style style:name="T1" style:family="text">
      <style:text-properties officeooo:rsid="00188bdc"/>
    </style:style>
    <style:style style:name="T2" style:family="text">
      <style:text-properties officeooo:rsid="0019b1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age </text:span>1:</text:p>
      <text:p text:style-name="P1"><text:tab/><text:span text:style-name="T2">a) Der Signalhandler wird ganz normal ausgeführt</text:span></text:p>
      <text:p text:style-name="P3"><text:span text:style-name="T2">b</text:span>) Das Programm gibt das empfangene Signal mehrmals aus.</text:p>
      <text:p text:style-name="P3"><text:span text:style-name="T2">c</text:span>) Es wird das Defaultverhalten ausgeführt (siehe 4b).</text:p>
      <text:p text:style-name="P2"><text:span text:style-name="T1">Frage </text:span>2:</text:p>
      <text:p text:style-name="P4">Es kann nur die Signal id übertragen werden.</text:p>
      <text:p text:style-name="P2"><text:span text:style-name="T1">Frage </text:span>3:</text:p>
      <text:p text:style-name="P4">Falls man ssh Zugriff hat sollte dies ganz normal möglich sein. Das Signal direkt an den anderen Rechner zu senden ist jedoch nicht möglich.</text:p>
      <text:p text:style-name="P2"><text:span text:style-name="T1">Frage </text:span>4:</text:p>
      <text:p text:style-name="P4">a) Man kann dem Befehl signal statt einem Handler auch den Wert SIG_IGN (1) übergeben.</text:p>
      <text:p text:style-name="P4">b) Falls kein Handler für ein Signal angelegt wurde is bereits ein default Handler hinterlegt. Man kann ihn auch nochmal manuell setzen mit SIG_DFL(0). Für das Defaultverhalten gibt es folgende Aktionen und ist abhängig vom Signal:</text:p>
      <text:p text:style-name="P5">Term: Beendet Programm</text:p>
      <text:p text:style-name="P5">Ign: Wird ignoriert</text:p>
      <text:p text:style-name="P5">Core: Beendet Programm und ein coredump wird ausgeführt</text:p>
      <text:p text:style-name="P5">Stop: Programm wird angehalten</text:p>
      <text:p text:style-name="P5">Cont: Programm wird fortgefüh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4:43:36.734120228</meta:creation-date>
    <dc:date>2018-05-09T12:00:55.134000000</dc:date>
    <meta:editing-duration>PT8M36S</meta:editing-duration>
    <meta:editing-cycles>5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6" meta:word-count="137" meta:character-count="849" meta:non-whitespace-character-count="727"/>
  </office:meta>
</office:document-meta>
</file>